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Western Illinois (5-11, 0-2 SL)</text:p>
          </table:table-cell>
          <table:table-cell office:value-type="string">
            <text:p>23</text:p>
          </table:table-cell>
          <table:table-cell office:value-type="string">
            <text:p>22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Oral Roberts (5-9, 2-0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2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25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5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4</text:p>
          </table:table-cell>
          <table:table-cell office:value-type="string">
            <text:p>.05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457</text:p>
          </table:table-cell>
        </table:table-row>
      </table:table>
      <table:table table:name="Sheet 2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-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6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7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20</text:p>
          </table:table-cell>
          <table:table-cell office:value-type="string">
            <text:p>120</text:p>
          </table:table-cell>
          <table:table-cell office:value-type="string">
            <text:p>.150</text:p>
          </table:table-cell>
          <table:table-cell office:value-type="string">
            <text:p>38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55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55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24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.000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-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9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2</text:p>
          </table:table-cell>
          <table:table-cell office:value-type="string">
            <text:p>29</text:p>
          </table:table-cell>
          <table:table-cell office:value-type="string">
            <text:p>144</text:p>
          </table:table-cell>
          <table:table-cell office:value-type="string">
            <text:p>.229</text:p>
          </table:table-cell>
          <table:table-cell office:value-type="string">
            <text:p>59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